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italic" officeooo:rsid="006d5c7d" officeooo:paragraph-rsid="00179aaf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71e4c4" officeooo:paragraph-rsid="00179aaf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6d5c7d" officeooo:paragraph-rsid="00179aaf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70468a" officeooo:paragraph-rsid="00179aaf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d5c7d" officeooo:paragraph-rsid="00179aa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dec21" officeooo:paragraph-rsid="00179aa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fa346" officeooo:paragraph-rsid="00179aa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0468a" officeooo:paragraph-rsid="00179aa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07b09" officeooo:paragraph-rsid="00179aa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1e4c4" officeooo:paragraph-rsid="00179aaf" style:font-size-asian="12pt" style:font-size-complex="12pt"/>
    </style:style>
    <style:style style:name="T1" style:family="text">
      <style:text-properties officeooo:rsid="0136b565"/>
    </style:style>
    <style:style style:name="T2" style:family="text">
      <style:text-properties officeooo:rsid="006cc920"/>
    </style:style>
    <style:style style:name="T3" style:family="text">
      <style:text-properties officeooo:rsid="01977bb4"/>
    </style:style>
    <style:style style:name="T4" style:family="text">
      <style:text-properties officeooo:rsid="034b7a38"/>
    </style:style>
    <style:style style:name="T5" style:family="text">
      <style:text-properties officeooo:rsid="006dec21"/>
    </style:style>
    <style:style style:name="T6" style:family="text">
      <style:text-properties officeooo:rsid="00707b0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707b09" style:font-style-asian="italic" style:font-style-complex="italic"/>
    </style:style>
    <style:style style:name="T9" style:family="text">
      <style:text-properties officeooo:rsid="0071e4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5">И снова она не пришла на обед. Я пошёл в их комнату. Она сидела <text:s/>одна и не хотела разговаривать. Я присел рядом на койку, взял её руку.</text:p>
      <text:p text:style-name="P5">Мне нравилась эта рука и пальцы — длинные, <text:s/>а чем ближе к концу, тем уже.</text:p>
      <text:p text:style-name="P5">Не нравились только белые узкие шрамики на запястьи — типа, в переходном, видно, возрасте пробовала себя в самоубийстве, но я про них никогда не спрашивал.</text:p>
      <text:p text:style-name="P5">Вот и теперь спросил только <text:span text:style-name="T2">— </text:span>что случилось?</text:p>
      <text:p text:style-name="P5">Она со всхлипами рассказала, что утром на плантации старший преподаватель её стыдил и позорил. </text:p>
      <text:p text:style-name="P5">Говорил недостойно для дочери преподавательницы знаться с таким отъявленным и женатым, как я; что он обязательно позвонит и всё расскажет её матери, как только вернёмся в Нежин.</text:p>
      <text:p text:style-name="P5">А что рассказывать? Какая преподавательница?</text:p>
      <text:p text:style-name="P5">- По немецкому-уууу...- и она расплакалась.</text:p>
      <text:p text:style-name="P5">- Да плюнь ты на них на всех, пошли со мной!</text:p>
      <text:p text:style-name="P5">- Куда?</text:p>
      <text:p text:style-name="P5">Как будто я знал куда, но она согласилась и мы пошли.</text:p>
      <text:p text:style-name="P5">Сначала это было поле кукурузы, но не то, по которому мы шли с автобусов. Стебли низкорослые и редкие.</text:p>
      <text:p text:style-name="P5"><text:span text:style-name="T3">Дальше началось</text:span> пол<text:span text:style-name="T3">е</text:span> пониже <text:span text:style-name="T3">и </text:span>мы вышли к уединённой длинной скирде <text:span text:style-name="T3">соломы</text:span>. </text:p>
      <text:p text:style-name="P5">День был тёплый и ясный.</text:p>
      <text:p text:style-name="P5">Мы валялись на соломе, что выбилась из скирды с одного краю, разговаривали, целовались.</text:p>
      <text:p text:style-name="P5">Мне хотелось открыть ей всё душу; даже про то, что я нашаван.</text:p>
      <text:p text:style-name="P5">И я ужасно хотел её, только солнце мешало. </text:p>
      <text:p text:style-name="P5">Но с приближением вечера уединённость исчезала; рядом со скирдой пролегла грунтовка, по которой <text:span text:style-name="T3">начали </text:span>проезжа<text:span text:style-name="T3">ть</text:span> грузовики, мотоциклы <text:span text:style-name="T3">какие-то, </text:span>и пяли<text:span text:style-name="T3">ться</text:span> на её красный свитер.</text:p>
      <text:p text:style-name="P5"/>
      <text:p text:style-name="P5">Вернулись мы в темноте и на подходе нас встретила Аня, сказать, что в комнату нельзя — там засада. И <text:span text:style-name="T4">что </text:span>старший преподаватель орал, что <text:span text:style-name="T5">мы не вышли на работу и что нас видели, и что </text:span>этим займётся деканат и ректор.</text:p>
      <text:p text:style-name="P6">Потом вокруг нас собрались также Оля, Вера, Ян и стали держать совет <text:span text:style-name="T2">— </text:span>что делать?</text:p>
      <text:p text:style-name="P6">Ян крутил головой и говорил уже не <text:span text:style-name="T4">совсем </text:span>по-чешски, что «так не ест харашо».</text:p>
      <text:p text:style-name="P6">Оля прикрикнула на него, что молчал бы уж лучше да пошёл в столовую принёс нам что-нибудь поесть; ему открою<text:span text:style-name="T1">т</text:span>.</text:p>
      <text:p text:style-name="P6">Олю он понимал без перевода и скоро вернулся с газетным свёртком для гонимых «миловици».</text:p>
      <text:p text:style-name="P6">Я и не знал, что я такой голодный.</text:p>
      <text:p text:style-name="P6">Вскоре составился план кампании студентов против препов.</text:p>
      <text:p text:style-name="P6">Ира и я пойдём в Борзну, откуда Вера родом, и переночуем у её родителей. </text:p>
      <text:p text:style-name="P6">Утром <text:span text:style-name="T4">Ира</text:span> поедет в Нежин, как будто приболела, а я приеду в Большевик, как будто из Конотопа и ни о чём ни сном, ни духом.</text:p>
      <text:p text:style-name="P6">Чех Ян вывел нас на дорогу за селом, благословил, <text:span text:style-name="T3">чтобы</text:span> и дальше «миловат, миловици миловат» <text:s/>— сентиментальный таборит; и мы ушли в ночь.</text:p>
      <text:p text:style-name="P6"/>
      <text:p text:style-name="P6">Ночь выдалась тёмная и ветреная, а дорога вся в колдобинах и длиннее десяти километров, про которые говорила Вера.</text:p>
      <text:p text:style-name="P6">Ира очень устала, под конец я даже протащил её верхом на себе, как гоголевский Хома Брут ведьму, от одного придорожного столба до другого.</text:p>
      <text:p text:style-name="P6">Ира уже бывала в доме Веры и нашла его даже <text:span text:style-name="T3">по</text:span>среди ночи. </text:p>
      <text:p text:style-name="P6">Родители Веры постелили нам на полу в гостиной и обещали разбудить Иру к семичасовому <text:soft-page-break/>автобусу на Нежин.</text:p>
      <text:p text:style-name="P6">На мои объятия Ира сказала, что слишком устала и ей рано вставать.</text:p>
      <text:p text:style-name="P6">Она скоро уснула, а я ещё долго лежал и тихо радовался, что мы сделали этого старшего придурка преподавателя. </text:p>
      <text:p text:style-name="P6">Нет туза? На-ко, вот — протри глаза!</text:p>
      <text:p text:style-name="P6">Утром её уже не было и брат Веры отвёз меня в Большевик на своей «<text:span text:style-name="T1">я</text:span>ве».</text:p>
      <text:p text:style-name="P7">Студенты и преподаватели как раз вышли из столовой и он не спеша и триумфально провёз меня вдоль толпы, треща мотором. Кое у кого и челюсть отвисла.</text:p>
      <text:p text:style-name="P7"><text:span text:style-name="T3">Но</text:span> брат Веры <text:span text:style-name="T3">разочаровался</text:span>, когда я ответил, что у меня с Ирой ничего не было на полу их гостиной.</text:p>
      <text:p text:style-name="P7"/>
      <text:p text:style-name="P7">Она долго не приезжала из Нежина и я опять пошёл на поводу своего «имиджа».</text:p>
      <text:p text:style-name="P7">Трое мужиков из Борзны приехали проложить водопровод. Траншея по колено, для полдюймовой трубы.</text:p>
      <text:p text:style-name="P7">Я мимо проходил, чуть-чуть помог от нечего делать. Они расчувствовались и достали водку, но без закуски.</text:p>
      <text:p text:style-name="P7">Расстелили старую кухонную клеёнку под вишней, ноги в траншею опустили — так сидеть удобнее и — распили.</text:p>
      <text:p text:style-name="P7">А тут старший преподаватель нагрянул. Факт налицо — опять я не работаю, а беспробудно пьянствую. Погоди, вернёмся в Нежин.</text:p>
      <text:p text:style-name="P7">Пока младший из мужиков ходил ещё за водярой, я заглянул на плантацию. </text:p>
      <text:p text:style-name="P7">Мои однокурсницы стали выступать, что я своих не замечаю, а только с девушками с филфака знаюсь. </text:p>
      <text:p text:style-name="P7">Я им ответил, что <text:span text:style-name="T3">я</text:span> с детства славянофил и аглицкие говядины меня не возбуждают и вообще филфак for ever!</text:p>
      <text:p text:style-name="P7">Потом меня позвали <text:span text:style-name="T3">мужики </text:span>от траншеи, мы допили <text:span text:style-name="T4">добавочную</text:span> бутылку <text:span text:style-name="T4">тоже</text:span>, опять-<text:span text:style-name="T4">таки</text:span> почти без закуски, и я вырубился на той же клеёнке-скатерти. Типа, кушать подано...</text:p>
      <text:p text:style-name="P7">Впоследствии старший преподаватель в своей обвинительной речи делал упор на то обстоятельство, что возвращающимся с плантации студентам пришлось проходить мимо меня в таком сервированном виде.</text:p>
      <text:p text:style-name="P7">Хотя расстояние от дороги до траншеи составляло метра четыре, мне всё равно стыдно было об этом слушать. </text:p>
      <text:p text:style-name="P7">Но это <text:span text:style-name="T1">уж </text:span>потом.</text:p>
      <text:p text:style-name="P7"/>
      <text:p text:style-name="P8">Через три дня Вера ходила в Борзну и я пошёл тоже — позвонить Ире в Нежин.</text:p>
      <text:p text:style-name="P8">- Привет.</text:p>
      <text:p text:style-name="P8">- Привет.</text:p>
      <text:p text:style-name="P8">- Как ты?</text:p>
      <text:p text:style-name="P8">- Ничего.</text:p>
      <text:p text:style-name="P8">- Ты... это... приезжай... я тебе песню написал.</text:p>
      <text:p text:style-name="P8">А что ещё взять с меня такого?</text:p>
      <text:p text:style-name="P8"/>
      <text:p text:style-name="P8">Вообще-то я не песню написал, а переделку — подстановочные слова для <text:span text:style-name="T6">популярной тогда </text:span>песни «<text:span text:style-name="T6">It's raining, It's pouring...»</text:span></text:p>
      <text:p text:style-name="P8"/>
      <text:p text:style-name="P4"><text:tab/><text:tab/><text:tab/><text:span text:style-name="T6">Снова шепчет дождь под окном моим,</text:span></text:p>
      <text:p text:style-name="P4"><text:s/><text:tab/><text:tab/><text:tab/><text:span text:style-name="T6">Мне напомнил солнечные дни,</text:span></text:p>
      <text:p text:style-name="P4"><text:tab/><text:tab/><text:tab/><text:span text:style-name="T6">Капли шелестом своим</text:span></text:p>
      <text:p text:style-name="P4"><text:tab/><text:tab/><text:tab/><text:span text:style-name="T1">Всё твердят, что счастье дым,</text:span></text:p>
      <text:p text:style-name="P4"><text:tab/><text:tab/><text:tab/><text:span text:style-name="T6">Так трудно не поверить им,</text:span></text:p>
      <text:p text:style-name="P4"><text:tab/><text:tab/><text:tab/><text:span text:style-name="T6">Когда один, один.</text:span></text:p>
      <text:p text:style-name="P4"/>
      <text:p text:style-name="P4"><text:soft-page-break/><text:tab/><text:tab/><text:tab/><text:span text:style-name="T6">Ну, скажи о чём ты плачешь, дождь?</text:span></text:p>
      <text:p text:style-name="P4"><text:tab/><text:tab/><text:tab/><text:span text:style-name="T6">Что ты хочешь от меня и ждёшь?</text:span></text:p>
      <text:p text:style-name="P4"><text:tab/><text:tab/><text:tab/><text:span text:style-name="T6">Ты мне не поможешь</text:span></text:p>
      <text:p text:style-name="P4"><text:tab/><text:tab/><text:tab/><text:span text:style-name="T6">И понять не сможешь,</text:span></text:p>
      <text:p text:style-name="P4"><text:tab/><text:tab/><text:tab/><text:span text:style-name="T6">Что давно прошло всё,</text:span></text:p>
      <text:p text:style-name="P4"><text:tab/><text:tab/><text:tab/><text:span text:style-name="T6">Ветер листья носит,</text:span></text:p>
      <text:p text:style-name="P8"><text:span text:style-name="T7"><text:tab/><text:tab/><text:tab/></text:span><text:span text:style-name="T8">Ты мне дней минувших не вернёшь..</text:span><text:span text:style-name="T6">.</text:span></text:p>
      <text:p text:style-name="P8"/>
      <text:p text:style-name="P9">Замполит бы не одобрил, что опять про дождь, но в оригинале тоже так, и гармония классная.</text:p>
      <text:p text:style-name="P9"/>
      <text:p text:style-name="P9">С Верой мы ходили не по дороге, а известным ей коротким путём — через поле. </text:p>
      <text:p text:style-name="P9">Там есть одно место, укромное углубление, словно от бывшей землянки; всё травой заросло. Мы там легли отдохнуть.</text:p>
      <text:p text:style-name="P9">Вера девушка красивая — черноволосая смуглянка с правильными чертами лица, а по характеру бой-девка.</text:p>
      <text:p text:style-name="P9">Когда Вере надоело, что я всё только про Иру говорю, мы пошли дальше. </text:p>
      <text:p text:style-name="P9">На выходе из землянки я заметил в траве фантики от конфет. Похоже, это был местный дом свиданий, где я <text:span text:style-name="T3">совсем</text:span> не оправдал свой «имидж».</text:p>
      <text:p text:style-name="P9">Уже много позже Ира мне рассказывала, что <text:span text:style-name="T9">в один из </text:span>длинны<text:span text:style-name="T9">х</text:span> вечер<text:span text:style-name="T9">ов</text:span> в Большевике, <text:span text:style-name="T9">ещё до моего появления </text:span><text:s/>в их комнате, <text:span text:style-name="T9">они <text:s/>устроили шаманские танцы при закрытых дверях.</text:span></text:p>
      <text:p text:style-name="P10">Вера прицепила на свои спортивные штаны кусок колбасы и две луковицы. </text:p>
      <text:p text:style-name="P10">Так и прыгала: Уу! Уу!</text:p>
      <text:p text:style-name="P10"/>
      <text:p text:style-name="P2"><text:span text:style-name="T1">(...э</text:span>ти смуглые славянки кому хочешь фору дадут; в чём и кроется разгадка музыки Игоря Стравинского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55:50.074458549</meta:creation-date>
    <dc:date>2017-03-02T16:55:55.004320054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81" meta:word-count="1049" meta:character-count="6256" meta:non-whitespace-character-count="5217"/>
    <meta:generator>LibreOffice/4.3.3.2$Linux_x86 LibreOffice_project/430m0$Build-2</meta:generator>
  </office:meta>
</office:document-meta>
</file>